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755.50275935">
            <text:p>￥77,75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5">
            <text:p>5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9766">
            <text:p>19,7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9766">
            <text:p>￥19,76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9766">
            <text:p>19766</text:p>
          </table:table-cell>
          <table:table-cell table:style-name="ce24"/>
          <table:table-cell table:style-name="ce28" table:formula="of:=SUM([.I3:.I6])" office:value-type="currency" office:currency="JPY" office:value="6359.7757729925">
            <text:p>￥6,36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39591">
            <text:p>0.0033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75400">
            <text:p>￥675,400</text:p>
          </table:table-cell>
          <table:table-cell table:style-name="ce17" table:formula="of:=[.D3]*[.G3]" office:value-type="currency" office:currency="JPY" office:value="2293.597614">
            <text:p>￥2,29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339591">
            <text:p>0.00339591</text:p>
          </table:table-cell>
          <table:table-cell table:style-name="ce25" table:formula="of:=[.G3]*[.H$1]" office:value-type="float" office:value="0.001697955">
            <text:p>0.0017</text:p>
          </table:table-cell>
          <table:table-cell table:style-name="ce29" table:formula="of:=[.H3]*[.D3]" office:value-type="currency" office:currency="JPY" office:value="1146.798807">
            <text:p>￥1,14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4.7045">
            <text:p>94.7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629">
            <text:p>￥16.629</text:p>
          </table:table-cell>
          <table:table-cell table:style-name="ce17" table:formula="of:=[.D4]*([.B4]+[.C4])" office:value-type="currency" office:currency="JPY" office:value="1574.8411305">
            <text:p>￥1,5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4.7045">
            <text:p>94.7045</text:p>
          </table:table-cell>
          <table:table-cell table:style-name="ce26" table:formula="of:=[.G4]*[.H$1]" office:value-type="float" office:value="47.35225">
            <text:p>47.4</text:p>
          </table:table-cell>
          <table:table-cell table:style-name="ce29" table:formula="of:=[.H4]*[.D4]" office:value-type="currency" office:currency="JPY" office:value="787.42056525">
            <text:p>￥78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34">
            <text:p>￥234.000</text:p>
          </table:table-cell>
          <table:table-cell table:style-name="ce17" table:formula="of:=[.D5]*[.G5]" office:value-type="currency" office:currency="JPY" office:value="1624.896">
            <text:p>￥1,62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.944">
            <text:p>6.944</text:p>
          </table:table-cell>
          <table:table-cell table:style-name="ce24" table:formula="of:=[.G5]*[.H$1]" office:value-type="float" office:value="3.472">
            <text:p>3</text:p>
          </table:table-cell>
          <table:table-cell table:style-name="ce29" table:formula="of:=[.H5]*[.D5]" office:value-type="currency" office:currency="JPY" office:value="812.448">
            <text:p>￥81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40988181">
            <text:p>1.409881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185">
            <text:p>￥48,185</text:p>
          </table:table-cell>
          <table:table-cell table:style-name="ce17" table:formula="of:=[.D6]*[.G6]" office:value-type="currency" office:currency="JPY" office:value="72262.16801485">
            <text:p>￥72,26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49968181">
            <text:p>1.49968181</text:p>
          </table:table-cell>
          <table:table-cell table:style-name="ce25" table:formula="of:=[.G6]*[.H$7]" office:value-type="float" office:value="0.0749840905">
            <text:p>0.0750</text:p>
          </table:table-cell>
          <table:table-cell table:style-name="ce29" table:formula="of:=[.H6]*[.D6]" office:value-type="currency" office:currency="JPY" office:value="3613.1084007425">
            <text:p>￥3,61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438.8756898375">
            <text:p>￥19,43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225.154446">
            <text:p>￥83,2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5">
            <text:p>2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760">
            <text:p>6,7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760">
            <text:p>￥6,7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760">
            <text:p>6760</text:p>
          </table:table-cell>
          <table:table-cell table:style-name="ce24"/>
          <table:table-cell table:style-name="ce28" table:formula="of:=SUM([.I3:.I6])" office:value-type="currency" office:currency="JPY" office:value="6431.85116168">
            <text:p>￥6,4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69591">
            <text:p>0.006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87090">
            <text:p>￥687,090</text:p>
          </table:table-cell>
          <table:table-cell table:style-name="ce17" table:formula="of:=[.D3]*[.G3]" office:value-type="currency" office:currency="JPY" office:value="4600.6928019">
            <text:p>￥4,60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669591">
            <text:p>0.00669591</text:p>
          </table:table-cell>
          <table:table-cell table:style-name="ce25" table:formula="of:=[.G3]*[.H$1]" office:value-type="float" office:value="0.0016739775">
            <text:p>0.0017</text:p>
          </table:table-cell>
          <table:table-cell table:style-name="ce29" table:formula="of:=[.H3]*[.D3]" office:value-type="currency" office:currency="JPY" office:value="1150.173200475">
            <text:p>￥1,1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9.4045">
            <text:p>189.4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7.51">
            <text:p>￥17.510</text:p>
          </table:table-cell>
          <table:table-cell table:style-name="ce17" table:formula="of:=[.D4]*([.B4]+[.C4])" office:value-type="currency" office:currency="JPY" office:value="3316.472795">
            <text:p>￥3,3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189.4045">
            <text:p>189.4045</text:p>
          </table:table-cell>
          <table:table-cell table:style-name="ce26" table:formula="of:=[.G4]*[.H$1]" office:value-type="float" office:value="47.351125">
            <text:p>47.4</text:p>
          </table:table-cell>
          <table:table-cell table:style-name="ce29" table:formula="of:=[.H4]*[.D4]" office:value-type="currency" office:currency="JPY" office:value="829.11819875">
            <text:p>￥8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46.4">
            <text:p>￥246.400</text:p>
          </table:table-cell>
          <table:table-cell table:style-name="ce17" table:formula="of:=[.D5]*[.G5]" office:value-type="currency" office:currency="JPY" office:value="3435.8016">
            <text:p>￥3,43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3.944">
            <text:p>13.944</text:p>
          </table:table-cell>
          <table:table-cell table:style-name="ce24" table:formula="of:=[.G5]*[.H$1]" office:value-type="float" office:value="3.486">
            <text:p>3</text:p>
          </table:table-cell>
          <table:table-cell table:style-name="ce29" table:formula="of:=[.H5]*[.D5]" office:value-type="currency" office:currency="JPY" office:value="858.9504">
            <text:p>￥85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30428762">
            <text:p>1.3042876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1555">
            <text:p>￥51,555</text:p>
          </table:table-cell>
          <table:table-cell table:style-name="ce17" table:formula="of:=[.D6]*[.G6]" office:value-type="currency" office:currency="JPY" office:value="71872.1872491">
            <text:p>￥71,87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9408762">
            <text:p>1.39408762</text:p>
          </table:table-cell>
          <table:table-cell table:style-name="ce25" table:formula="of:=[.G6]*[.H$7]" office:value-type="float" office:value="0.069704381">
            <text:p>0.0697</text:p>
          </table:table-cell>
          <table:table-cell table:style-name="ce29" table:formula="of:=[.H6]*[.D6]" office:value-type="currency" office:currency="JPY" office:value="3593.609362455">
            <text:p>￥3,59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06.2886115">
            <text:p>￥20,80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895.20057955">
            <text:p>￥78,89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">
            <text:p>2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5731">
            <text:p>175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5731">
            <text:p>￥175,73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5731">
            <text:p>175731</text:p>
          </table:table-cell>
          <table:table-cell table:style-name="ce24"/>
          <table:table-cell table:style-name="ce28" table:formula="of:=SUM([.I3:.I6])" office:value-type="currency" office:currency="JPY" office:value="5961.51838376">
            <text:p>￥5,96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9591">
            <text:p>0.001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56405">
            <text:p>￥656,405</text:p>
          </table:table-cell>
          <table:table-cell table:style-name="ce17" table:formula="of:=[.D3]*[.G3]" office:value-type="currency" office:currency="JPY" office:value="5511.11730355">
            <text:p>￥5,5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839591">
            <text:p>0.00839591</text:p>
          </table:table-cell>
          <table:table-cell table:style-name="ce25" table:formula="of:=[.G3]*[.H$1]" office:value-type="float" office:value="0.001679182">
            <text:p>0.0017</text:p>
          </table:table-cell>
          <table:table-cell table:style-name="ce29" table:formula="of:=[.H3]*[.D3]" office:value-type="currency" office:currency="JPY" office:value="1102.22346071">
            <text:p>￥1,10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.7045">
            <text:p>46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6.31">
            <text:p>￥16.310</text:p>
          </table:table-cell>
          <table:table-cell table:style-name="ce17" table:formula="of:=[.D4]*([.B4]+[.C4])" office:value-type="currency" office:currency="JPY" office:value="3860.650395">
            <text:p>￥3,86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36.7045">
            <text:p>236.7045</text:p>
          </table:table-cell>
          <table:table-cell table:style-name="ce26" table:formula="of:=[.G4]*[.H$1]" office:value-type="float" office:value="47.3409">
            <text:p>47.3</text:p>
          </table:table-cell>
          <table:table-cell table:style-name="ce29" table:formula="of:=[.H4]*[.D4]" office:value-type="currency" office:currency="JPY" office:value="772.130079">
            <text:p>￥772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5">
            <text:p>15</text:p>
          </table:table-cell>
          <table:table-cell table:style-name="ce13" office:value-type="currency" office:currency="JPY" office:value="227">
            <text:p>￥227.000</text:p>
          </table:table-cell>
          <table:table-cell table:style-name="ce17" table:formula="of:=[.D5]*[.G5]" office:value-type="currency" office:currency="JPY" office:value="4073.288">
            <text:p>￥4,07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7.944">
            <text:p>17.944</text:p>
          </table:table-cell>
          <table:table-cell table:style-name="ce24" table:formula="of:=[.G5]*[.H$1]" office:value-type="float" office:value="3.5888">
            <text:p>4</text:p>
          </table:table-cell>
          <table:table-cell table:style-name="ce29" table:formula="of:=[.H5]*[.D5]" office:value-type="currency" office:currency="JPY" office:value="814.6576">
            <text:p>￥814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25084205">
            <text:p>1.2508420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820">
            <text:p>￥48,820</text:p>
          </table:table-cell>
          <table:table-cell table:style-name="ce17" table:formula="of:=[.D6]*[.G6]" office:value-type="currency" office:currency="JPY" office:value="65450.144881">
            <text:p>￥65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4064205">
            <text:p>1.34064205</text:p>
          </table:table-cell>
          <table:table-cell table:style-name="ce25" table:formula="of:=[.G6]*[.H$7]" office:value-type="float" office:value="0.0670321025">
            <text:p>0.0670</text:p>
          </table:table-cell>
          <table:table-cell table:style-name="ce29" table:formula="of:=[.H6]*[.D6]" office:value-type="currency" office:currency="JPY" office:value="3272.50724405">
            <text:p>￥3,27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723.8001448875">
            <text:p>￥19,72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5677.2579277">
            <text:p>￥85,67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67">
            <text:p>1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9726">
            <text:p>169,7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9726">
            <text:p>￥169,7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9726">
            <text:p>169726</text:p>
          </table:table-cell>
          <table:table-cell table:style-name="ce24"/>
          <table:table-cell table:style-name="ce28" table:formula="of:=SUM([.I3:.I6])" office:value-type="currency" office:currency="JPY" office:value="6349.66987171905">
            <text:p>￥6,3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09591">
            <text:p>0.003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89615">
            <text:p>￥689,615</text:p>
          </table:table-cell>
          <table:table-cell table:style-name="ce17" table:formula="of:=[.D3]*[.G3]" office:value-type="currency" office:currency="JPY" office:value="6962.29097465">
            <text:p>￥6,96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009591">
            <text:p>0.01009591</text:p>
          </table:table-cell>
          <table:table-cell table:style-name="ce25" table:formula="of:=[.G3]*[.H$1]" office:value-type="float" office:value="0.00168601697">
            <text:p>0.0017</text:p>
          </table:table-cell>
          <table:table-cell table:style-name="ce29" table:formula="of:=[.H3]*[.D3]" office:value-type="currency" office:currency="JPY" office:value="1162.70259276655">
            <text:p>￥1,162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4.1045">
            <text:p>94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8.6">
            <text:p>￥18.600</text:p>
          </table:table-cell>
          <table:table-cell table:style-name="ce17" table:formula="of:=[.D4]*([.B4]+[.C4])" office:value-type="currency" office:currency="JPY" office:value="5284.3437">
            <text:p>￥5,28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84.1045">
            <text:p>284.1045</text:p>
          </table:table-cell>
          <table:table-cell table:style-name="ce26" table:formula="of:=[.G4]*[.H$1]" office:value-type="float" office:value="47.4454515">
            <text:p>47.4</text:p>
          </table:table-cell>
          <table:table-cell table:style-name="ce29" table:formula="of:=[.H4]*[.D4]" office:value-type="currency" office:currency="JPY" office:value="882.4853979">
            <text:p>￥882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58.3">
            <text:p>￥258.300</text:p>
          </table:table-cell>
          <table:table-cell table:style-name="ce17" table:formula="of:=[.D5]*[.G5]" office:value-type="currency" office:currency="JPY" office:value="5409.8352">
            <text:p>￥5,41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0.944">
            <text:p>20.944</text:p>
          </table:table-cell>
          <table:table-cell table:style-name="ce24" table:formula="of:=[.G5]*[.H$1]" office:value-type="float" office:value="3.497648">
            <text:p>3</text:p>
          </table:table-cell>
          <table:table-cell table:style-name="ce29" table:formula="of:=[.H5]*[.D5]" office:value-type="currency" office:currency="JPY" office:value="903.4424784">
            <text:p>￥903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9470171">
            <text:p>1.1947017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2955">
            <text:p>￥52,955</text:p>
          </table:table-cell>
          <table:table-cell table:style-name="ce17" table:formula="of:=[.D6]*[.G6]" office:value-type="currency" office:currency="JPY" office:value="68020.78805305">
            <text:p>￥68,02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8450171">
            <text:p>1.28450171</text:p>
          </table:table-cell>
          <table:table-cell table:style-name="ce25" table:formula="of:=[.G6]*[.H$7]" office:value-type="float" office:value="0.0642250855">
            <text:p>0.0642</text:p>
          </table:table-cell>
          <table:table-cell table:style-name="ce29" table:formula="of:=[.H6]*[.D6]" office:value-type="currency" office:currency="JPY" office:value="3401.0394026525">
            <text:p>￥3,401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419.314481925">
            <text:p>￥21,41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969.9364651">
            <text:p>￥88,97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43">
            <text:p>14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4"/>
          <table:table-cell table:style-name="ce28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9591">
            <text:p>0.004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08010">
            <text:p>￥708,010</text:p>
          </table:table-cell>
          <table:table-cell table:style-name="ce17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5" table:formula="of:=[.G3]*[.H$1]" office:value-type="float" office:value="0.00168681513">
            <text:p>0.0017</text:p>
          </table:table-cell>
          <table:table-cell table:style-name="ce29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41.5045">
            <text:p>141.5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9.3">
            <text:p>￥19.300</text:p>
          </table:table-cell>
          <table:table-cell table:style-name="ce17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6" table:formula="of:=[.G4]*[.H$1]" office:value-type="float" office:value="47.4051435">
            <text:p>47.4</text:p>
          </table:table-cell>
          <table:table-cell table:style-name="ce29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76.9">
            <text:p>￥276.900</text:p>
          </table:table-cell>
          <table:table-cell table:style-name="ce17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4.944">
            <text:p>24.944</text:p>
          </table:table-cell>
          <table:table-cell table:style-name="ce24" table:formula="of:=[.G5]*[.H$1]" office:value-type="float" office:value="3.566992">
            <text:p>4</text:p>
          </table:table-cell>
          <table:table-cell table:style-name="ce29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4757654">
            <text:p>1.14757654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400">
            <text:p>￥54,400</text:p>
          </table:table-cell>
          <table:table-cell table:style-name="ce17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3737654">
            <text:p>1.23737654</text:p>
          </table:table-cell>
          <table:table-cell table:style-name="ce25" table:formula="of:=[.G6]*[.H$7]" office:value-type="float" office:value="0.061868827">
            <text:p>0.0619</text:p>
          </table:table-cell>
          <table:table-cell table:style-name="ce29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42.484116275">
            <text:p>￥22,2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64.60982265">
            <text:p>￥97,06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25">
            <text:p>12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4"/>
          <table:table-cell table:style-name="ce28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49591">
            <text:p>0.006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7865">
            <text:p>￥747,865</text:p>
          </table:table-cell>
          <table:table-cell table:style-name="ce17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5" table:formula="of:=[.G3]*[.H$1]" office:value-type="float" office:value="0.00168698875">
            <text:p>0.0017</text:p>
          </table:table-cell>
          <table:table-cell table:style-name="ce29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8.9045">
            <text:p>188.9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59">
            <text:p>￥21.459</text:p>
          </table:table-cell>
          <table:table-cell table:style-name="ce17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6" table:formula="of:=[.G4]*[.H$1]" office:value-type="float" office:value="47.3630625">
            <text:p>47.4</text:p>
          </table:table-cell>
          <table:table-cell table:style-name="ce29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9.944">
            <text:p>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2.2">
            <text:p>￥292.200</text:p>
          </table:table-cell>
          <table:table-cell table:style-name="ce17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7.944">
            <text:p>27.944</text:p>
          </table:table-cell>
          <table:table-cell table:style-name="ce24" table:formula="of:=[.G5]*[.H$1]" office:value-type="float" office:value="3.493">
            <text:p>3</text:p>
          </table:table-cell>
          <table:table-cell table:style-name="ce29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0052156">
            <text:p>1.1005215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75">
            <text:p>￥59,375</text:p>
          </table:table-cell>
          <table:table-cell table:style-name="ce17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9032156">
            <text:p>1.19032156</text:p>
          </table:table-cell>
          <table:table-cell table:style-name="ce25" table:formula="of:=[.G6]*[.H$7]" office:value-type="float" office:value="0.059516078">
            <text:p>0.0595</text:p>
          </table:table-cell>
          <table:table-cell table:style-name="ce29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66.1524556625">
            <text:p>￥24,26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018/06/27</text:date>, <text:time>20:51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7T20:51:27</dc:date>
    <dc:creator>鈴木 豊樹</dc:creator>
    <meta:editing-duration>P2DT8H32M35S</meta:editing-duration>
    <meta:editing-cycles>212</meta:editing-cycles>
    <meta:generator>OpenOffice/4.1.5$Unix OpenOffice.org_project/415m1$Build-9789</meta:generator>
    <meta:document-statistic meta:table-count="80" meta:cell-count="5051" meta:object-count="0"/>
  </office:meta>
</office:document-meta>
</file>